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 style:shadow="none"/>
    </style:style>
    <style:style style:name="TABLA_5f_ITEM_5f_STOCK.A" style:display-name="TABLA_ITEM_STOCK.A" style:family="table-column">
      <style:table-column-properties style:column-width="1.1229in" style:rel-column-width="1617*"/>
    </style:style>
    <style:style style:name="TABLA_5f_ITEM_5f_STOCK.B" style:display-name="TABLA_ITEM_STOCK.B" style:family="table-column">
      <style:table-column-properties style:column-width="1.1243in" style:rel-column-width="1619*"/>
    </style:style>
    <style:style style:name="TABLA_5f_ITEM_5f_STOCK.C" style:display-name="TABLA_ITEM_STOCK.C" style:family="table-column">
      <style:table-column-properties style:column-width="1.1236in" style:rel-column-width="1618*"/>
    </style:style>
    <style:style style:name="TABLA_5f_ITEM_5f_STOCK.E" style:display-name="TABLA_ITEM_STOCK.E" style:family="table-column">
      <style:table-column-properties style:column-width="1.6854in" style:rel-column-width="2427*"/>
    </style:style>
    <style:style style:name="TABLA_5f_ITEM_5f_STOCK.F" style:display-name="TABLA_ITEM_STOCK.F" style:family="table-column">
      <style:table-column-properties style:column-width="1.6868in" style:rel-column-width="2429*"/>
    </style:style>
    <style:style style:name="TABLA_5f_ITEM_5f_STOCK.H" style:display-name="TABLA_ITEM_STOCK.H" style:family="table-column">
      <style:table-column-properties style:column-width="1.1271in" style:rel-column-width="162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
        <text:span text:style-name="T1">Fecha</text:span>
        <text:span text:style-name="T3">: 22/12/2014 00:00</text:span>
      </text:p>
      <text:p text:style-name="P7"/>
      <text:p text:style-name="P7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2222-22222222</text:p>
          </table:table-cell>
          <table:table-cell table:style-name="TABLA_5f_ITEM_5f_STOCK.C2" office:value-type="string">
            <text:p text:style-name="P12">36</text:p>
          </table:table-cell>
          <table:table-cell table:style-name="TABLA_5f_ITEM_5f_STOCK.D2" office:value-type="string">
            <text:p text:style-name="P12">3333</text:p>
          </table:table-cell>
          <table:table-cell table:style-name="TABLA_5f_ITEM_5f_STOCK.E2" office:value-type="string">
            <text:p text:style-name="P12">resma hojas A4 x 5</text:p>
          </table:table-cell>
          <table:table-cell table:style-name="TABLA_5f_ITEM_5f_STOCK.F2" office:value-type="string">
            <text:p text:style-name="P12">12</text:p>
          </table:table-cell>
          <table:table-cell table:style-name="TABLA_5f_ITEM_5f_STOCK.G2" office:value-type="string">
            <text:p text:style-name="P12">4.0</text:p>
          </table:table-cell>
          <table:table-cell table:style-name="TABLA_5f_ITEM_5f_STOCK.H2" office:value-type="string">
            <text:p text:style-name="P12">4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2222-22222222</text:p>
          </table:table-cell>
          <table:table-cell table:style-name="TABLA_5f_ITEM_5f_STOCK.C2" office:value-type="string">
            <text:p text:style-name="P12">36</text:p>
          </table:table-cell>
          <table:table-cell table:style-name="TABLA_5f_ITEM_5f_STOCK.D2" office:value-type="string">
            <text:p text:style-name="P12">6666</text:p>
          </table:table-cell>
          <table:table-cell table:style-name="TABLA_5f_ITEM_5f_STOCK.E2" office:value-type="string">
            <text:p text:style-name="P12">fibron pizarra verde</text:p>
          </table:table-cell>
          <table:table-cell table:style-name="TABLA_5f_ITEM_5f_STOCK.F2" office:value-type="string">
            <text:p text:style-name="P12">3</text:p>
          </table:table-cell>
          <table:table-cell table:style-name="TABLA_5f_ITEM_5f_STOCK.G2" office:value-type="string">
            <text:p text:style-name="P12">45.0</text:p>
          </table:table-cell>
          <table:table-cell table:style-name="TABLA_5f_ITEM_5f_STOCK.H2" office:value-type="string">
            <text:p text:style-name="P12">135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2222-22222222</text:p>
          </table:table-cell>
          <table:table-cell table:style-name="TABLA_5f_ITEM_5f_STOCK.C2" office:value-type="string">
            <text:p text:style-name="P12">36</text:p>
          </table:table-cell>
          <table:table-cell table:style-name="TABLA_5f_ITEM_5f_STOCK.D2" office:value-type="string">
            <text:p text:style-name="P12">7777</text:p>
          </table:table-cell>
          <table:table-cell table:style-name="TABLA_5f_ITEM_5f_STOCK.E2" office:value-type="string">
            <text:p text:style-name="P12">fibron pizarra azul</text:p>
          </table:table-cell>
          <table:table-cell table:style-name="TABLA_5f_ITEM_5f_STOCK.F2" office:value-type="string">
            <text:p text:style-name="P12">3</text:p>
          </table:table-cell>
          <table:table-cell table:style-name="TABLA_5f_ITEM_5f_STOCK.G2" office:value-type="string">
            <text:p text:style-name="P12">8.0</text:p>
          </table:table-cell>
          <table:table-cell table:style-name="TABLA_5f_ITEM_5f_STOCK.H2" office:value-type="string">
            <text:p text:style-name="P12">24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7764in" svg:height="0.6909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5:50:43.027156338</dc:date>
    <meta:generator>LibreOffice/4.2.7.2$Linux_x86 LibreOffice_project/420m0$Build-2</meta:generator>
    <meta:editing-duration>PT1M26S</meta:editing-duration>
    <meta:editing-cycles>13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